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float" office:value="83876" calcext:value-type="float">
            <text:p>83876</text:p>
          </table:table-cell>
          <table:table-cell office:value-type="float" office:value="76639" calcext:value-type="float">
            <text:p>76639</text:p>
          </table:table-cell>
          <table:table-cell office:value-type="float" office:value="77989" calcext:value-type="float">
            <text:p>77989</text:p>
          </table:table-cell>
          <table:table-cell office:value-type="float" office:value="83842" calcext:value-type="float">
            <text:p>83842</text:p>
          </table:table-cell>
          <table:table-cell office:value-type="float" office:value="76639" calcext:value-type="float">
            <text:p>76639</text:p>
          </table:table-cell>
          <table:table-cell office:value-type="float" office:value="76646" calcext:value-type="float">
            <text:p>76646</text:p>
          </table:table-cell>
          <table:table-cell table:number-columns-repeated="2" office:value-type="float" office:value="76639" calcext:value-type="float">
            <text:p>76639</text:p>
          </table:table-cell>
          <table:table-cell office:value-type="float" office:value="83842" calcext:value-type="float">
            <text:p>83842</text:p>
          </table:table-cell>
          <table:table-cell office:value-type="float" office:value="76639" calcext:value-type="float">
            <text:p>76639</text:p>
          </table:table-cell>
        </table:table-row>
        <table:table-row table:style-name="ro1">
          <table:table-cell table:number-columns-repeated="3" office:value-type="float" office:value="76639" calcext:value-type="float">
            <text:p>76639</text:p>
          </table:table-cell>
          <table:table-cell office:value-type="float" office:value="75806" calcext:value-type="float">
            <text:p>75806</text:p>
          </table:table-cell>
          <table:table-cell office:value-type="float" office:value="76639" calcext:value-type="float">
            <text:p>76639</text:p>
          </table:table-cell>
          <table:table-cell office:value-type="float" office:value="75806" calcext:value-type="float">
            <text:p>75806</text:p>
          </table:table-cell>
          <table:table-cell office:value-type="float" office:value="76639" calcext:value-type="float">
            <text:p>76639</text:p>
          </table:table-cell>
          <table:table-cell office:value-type="float" office:value="76605" calcext:value-type="float">
            <text:p>76605</text:p>
          </table:table-cell>
          <table:table-cell office:value-type="float" office:value="75772" calcext:value-type="float">
            <text:p>75772</text:p>
          </table:table-cell>
          <table:table-cell office:value-type="float" office:value="83842" calcext:value-type="float">
            <text:p>83842</text:p>
          </table:table-cell>
        </table:table-row>
        <table:table-row table:style-name="ro1">
          <table:table-cell office:value-type="float" office:value="76639" calcext:value-type="float">
            <text:p>76639</text:p>
          </table:table-cell>
          <table:table-cell office:value-type="float" office:value="76605" calcext:value-type="float">
            <text:p>76605</text:p>
          </table:table-cell>
          <table:table-cell office:value-type="float" office:value="76639" calcext:value-type="float">
            <text:p>76639</text:p>
          </table:table-cell>
          <table:table-cell table:number-columns-repeated="2" office:value-type="float" office:value="75806" calcext:value-type="float">
            <text:p>75806</text:p>
          </table:table-cell>
          <table:table-cell office:value-type="float" office:value="76639" calcext:value-type="float">
            <text:p>76639</text:p>
          </table:table-cell>
          <table:table-cell office:value-type="float" office:value="76605" calcext:value-type="float">
            <text:p>76605</text:p>
          </table:table-cell>
          <table:table-cell office:value-type="float" office:value="77148" calcext:value-type="float">
            <text:p>77148</text:p>
          </table:table-cell>
          <table:table-cell table:number-columns-repeated="2" office:value-type="float" office:value="75806" calcext:value-type="float">
            <text:p>75806</text:p>
          </table:table-cell>
        </table:table-row>
        <table:table-row table:style-name="ro1">
          <table:table-cell table:number-columns-repeated="2" office:value-type="float" office:value="75806" calcext:value-type="float">
            <text:p>75806</text:p>
          </table:table-cell>
          <table:table-cell office:value-type="float" office:value="76639" calcext:value-type="float">
            <text:p>76639</text:p>
          </table:table-cell>
          <table:table-cell office:value-type="float" office:value="52697" calcext:value-type="float">
            <text:p>52697</text:p>
          </table:table-cell>
          <table:table-cell table:number-columns-repeated="4" office:value-type="float" office:value="75806" calcext:value-type="float">
            <text:p>75806</text:p>
          </table:table-cell>
          <table:table-cell office:value-type="float" office:value="76818" calcext:value-type="float">
            <text:p>76818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89713" calcext:value-type="float">
            <text:p>89713</text:p>
          </table:table-cell>
          <table:table-cell office:value-type="float" office:value="76639" calcext:value-type="float">
            <text:p>76639</text:p>
          </table:table-cell>
          <table:table-cell office:value-type="float" office:value="82351" calcext:value-type="float">
            <text:p>82351</text:p>
          </table:table-cell>
          <table:table-cell table:number-columns-repeated="2" office:value-type="float" office:value="76639" calcext:value-type="float">
            <text:p>76639</text:p>
          </table:table-cell>
          <table:table-cell office:value-type="float" office:value="78241" calcext:value-type="float">
            <text:p>78241</text:p>
          </table:table-cell>
          <table:table-cell office:value-type="float" office:value="75806" calcext:value-type="float">
            <text:p>75806</text:p>
          </table:table-cell>
          <table:table-cell table:number-columns-repeated="3" office:value-type="float" office:value="76639" calcext:value-type="float">
            <text:p>76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19:26.103602592</meta:creation-date>
    <dc:date>2016-04-22T14:21:13.293773985</dc:date>
    <meta:editing-duration>PT1M47S</meta:editing-duration>
    <meta:editing-cycles>1</meta:editing-cycles>
    <meta:document-statistic meta:table-count="1" meta:cell-count="50" meta:object-count="0"/>
    <meta:generator>LibreOffice/5.1.2.2$Linux_X86_64 LibreOffice_project/d3bf12ecb743fc0d20e0be0c58ca359301eb705f</meta:generator>
  </office:meta>
</office:document-meta>
</file>